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7.652cm"/>
    </style:style>
    <style:style style:name="co4" style:family="table-column">
      <style:table-column-properties fo:break-before="auto" style:column-width="4.847cm"/>
    </style:style>
    <style:style style:name="co5" style:family="table-column">
      <style:table-column-properties fo:break-before="auto" style:column-width="7.052cm"/>
    </style:style>
    <style:style style:name="co6" style:family="table-column">
      <style:table-column-properties fo:break-before="auto" style:column-width="5.909cm"/>
    </style:style>
    <style:style style:name="co7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Problem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Understanding of Optimal Sol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sum</text:p>
          </table:table-cell>
          <table:table-cell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Algo/Recursive</text:p>
          </table:table-cell>
          <table:table-cell office:value-type="string" calcext:value-type="string">
            <text:p>Eas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sum K</text:p>
          </table:table-cell>
          <table:table-cell office:value-type="string" calcext:value-type="string">
            <text:p>https://leetcode.com/problems/3sum-closest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sum</text:p>
          </table:table-cell>
          <table:table-cell office:value-type="string" calcext:value-type="string">
            <text:p>https://leetcode.com/problems/4sum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2 pattern</text:p>
          </table:table-cell>
          <table:table-cell office:value-type="string" calcext:value-type="string">
            <text:p>https://leetcode.com/problems/132-pattern/</text:p>
          </table:table-cell>
          <table:table-cell office:value-type="string" calcext:value-type="string">
            <text:p>Stack-based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Two Numbers</text:p>
          </table:table-cell>
          <table:table-cell office:value-type="string" calcext:value-type="string">
            <text:p>https://leetcode.com/problems/add-two-numbers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teroid Collision</text:p>
          </table:table-cell>
          <table:table-cell office:value-type="string" calcext:value-type="string">
            <text:p>https://leetcode.com/problems/asteroid-collision/</text:p>
          </table:table-cell>
          <table:table-cell office:value-type="string" calcext:value-type="string">
            <text:p>N^2 loop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st Balloons</text:p>
          </table:table-cell>
          <table:table-cell office:value-type="string" calcext:value-type="string">
            <text:p>https://leetcode.com/problems/burst-balloons/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g Of Tokens</text:p>
          </table:table-cell>
          <table:table-cell office:value-type="string" calcext:value-type="string">
            <text:p>https://leetcode.com/problems/bag-of-tokens/</text:p>
          </table:table-cell>
          <table:table-cell office:value-type="string" calcext:value-type="string">
            <text:p>simple algo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ary LL to Int</text:p>
          </table:table-cell>
          <table:table-cell office:value-type="string" calcext:value-type="string">
            <text:p>https://leetcode.com/problems/convert-binary-number-in-a-linked-list-to-integer/</text:p>
          </table:table-cell>
          <table:table-cell office:value-type="string" calcext:value-type="string">
            <text:p>simple algo</text:p>
          </table:table-cell>
          <table:table-cell office:value-type="string" calcext:value-type="string">
            <text:p>Easy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aryNextPt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narySear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naryTreeTil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twisecomplem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3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3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TIterat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TMinDep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tSerializ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TNextNod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ddyStrin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ildingTransf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'Bulls&amp;Cows'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ySellSto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ySellStock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PlaceFlow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rpool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mpagneTow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oneGrap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binationSu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binationSum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secutiveCharact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veredInterv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awlerLogFold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code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epestNodeSubtre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ndMinHeightTre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ndTheDiffere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rstMissingPositiv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lipInvertImag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asSt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ateParenthes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useRobb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useRobberII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creasingOrderSearchTre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ertb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ertinterv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ertSortLinkedLi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gerToRoma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sValidParenthes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umpGameII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DiffPai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thFactor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rgestNumb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edListCycleI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edListRandomNod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CommonPrefi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Mountai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Palindro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Sub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SubstringWith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ValidParenthes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jorityElem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AncestorD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Dep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DistToClose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imumNonNegativeProduc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Product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ProfitGondol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dianSortedArray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Interv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KSortedLis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LinkedLis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ArrowBur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CostMoveChip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imumDominoRot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rrorReflec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L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sAtMostNGivenDigitS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irsDivisible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lindromeNumb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lindromePartition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titionEqualSubs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honeNumberCombin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orPi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geSumB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centCal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coverB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Duplicat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Duplicates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Duplicates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Element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nthfrome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orderSpac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peatedDnaSequenc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peatingDivBy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verseI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manToInteg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tate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tateLi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tationSear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quentialDigi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kyLi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lidingWindowMaximu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mallestDivis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mallestSubsequenceDistinc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rtedSquar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rtLi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iralmatri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oneGame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rst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barrayProductLess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mmaryRang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roneInherita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Mor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Paths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Permut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Substrin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idMountain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idSqua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ildcardMatch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ordBrea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igZa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wapPairs</text:p>
          </table:table-cell>
          <table:table-cell office:value-type="string" calcext:value-type="string">
            <text:p>https://leetcode.com/problems/swap-nodes-in-pairs/</text:p>
          </table:table-cell>
          <table:table-cell office:value-type="string" calcext:value-type="string">
            <text:p>Stack-based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verseKGroup</text:p>
          </table:table-cell>
          <table:table-cell office:value-type="string" calcext:value-type="string">
            <text:p>https://leetcode.com/problems/reverse-nodes-in-k-group/submissions/</text:p>
          </table:table-cell>
          <table:table-cell office:value-type="string" calcext:value-type="string">
            <text:p>Stack-based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ValidBST</text:p>
          </table:table-cell>
          <table:table-cell office:value-type="string" calcext:value-type="string">
            <text:p>https://leetcode.com/explore/challenge/card/december-leetcoding-challenge/571/week-3-december-15th-december-21st/3568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videTwoIntegers</text:p>
          </table:table-cell>
          <table:table-cell office:value-type="string" calcext:value-type="string">
            <text:p>https://leetcode.com/problems/divide-two-integers/submissions/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sum</text:p>
          </table:table-cell>
          <table:table-cell office:value-type="string" calcext:value-type="string">
            <text:p>https://leetcode.com/explore/challenge/card/december-leetcoding-challenge/571/week-3-december-15th-december-21st/3569/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creasing Triplet</text:p>
          </table:table-cell>
          <table:table-cell office:value-type="string" calcext:value-type="string">
            <text:p>https://leetcode.com/explore/challenge/card/december-leetcoding-challenge/571/week-3-december-15th-december-21st/3570/</text:p>
          </table:table-cell>
          <table:table-cell office:value-type="string" calcext:value-type="string">
            <text:p>simple algo</text:p>
          </table:table-cell>
          <table:table-cell office:value-type="string" calcext:value-type="string">
            <text:p>Eas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ekly-220</text:p>
          </table:table-cell>
          <table:table-cell office:value-type="string" calcext:value-type="string">
            <text:p>https://leetcode.com/contest/weekly-contest-220</text:p>
          </table:table-cell>
          <table:table-cell office:value-type="string" calcext:value-type="string">
            <text:p>algo, graph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rry pickup</text:p>
          </table:table-cell>
          <table:table-cell office:value-type="string" calcext:value-type="string">
            <text:p>https://leetcode.com/explore/challenge/card/december-leetcoding-challenge/571/week-3-december-15th-december-21st/3571/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H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leetcode.com/problems/cherry-pickup-ii/solution/</text:p>
          </table:table-cell>
        </table:table-row>
        <table:table-row table:style-name="ro1">
          <table:table-cell/>
          <table:table-cell office:value-type="string" calcext:value-type="string">
            <text:p>DecodedStringAtIndexhttps://leetcode.com/explore/challenge/card/december-leetcoding-challenge/571/week-3-december-15th-december-21st/3572/</text:p>
          </table:table-cell>
          <table:table-cell/>
          <table:table-cell office:value-type="string" calcext:value-type="string">
            <text:p>mod algo</text:p>
          </table:table-cell>
          <table:table-cell office:value-type="string" calcext:value-type="string">
            <text:p>Hard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00-00-00</text:date>, <text:time style:data-style-name="N2" text:time-value="21:21:14.3619930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7:36:29.062848880</meta:creation-date>
    <dc:date>2020-12-20T22:30:59.313724730</dc:date>
    <meta:editing-duration>P2DT7H17M38S</meta:editing-duration>
    <meta:editing-cycles>6</meta:editing-cycles>
    <meta:generator>LibreOffice/6.4.6.2$Linux_X86_64 LibreOffice_project/40$Build-2</meta:generator>
    <meta:document-statistic meta:table-count="1" meta:cell-count="222" meta:object-count="0"/>
  </office:meta>
</office:document-meta>
</file>